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com.sun.net.httpserver.HttpServer;</text:p>
      <text:p text:style-name="Standard">import com.sun.net.httpserver.HttpExchange;</text:p>
      <text:p text:style-name="Standard"/>
      <text:p text:style-name="Standard">import java.io.File;</text:p>
      <text:p text:style-name="Standard">import java.io.InputStream;</text:p>
      <text:p text:style-name="Standard">import java.io.OutputStream;</text:p>
      <text:p text:style-name="Standard">import java.io.IOException;</text:p>
      <text:p text:style-name="Standard"/>
      <text:p text:style-name="Standard">import java.net.InetAddress;</text:p>
      <text:p text:style-name="Standard">import java.net.InetSocketAddress;</text:p>
      <text:p text:style-name="Standard">import java.net.NetworkInterface;</text:p>
      <text:p text:style-name="Standard">import java.net.URLDecoder;</text:p>
      <text:p text:style-name="Standard"/>
      <text:p text:style-name="Standard">import java.nio.charset.StandardCharsets;</text:p>
      <text:p text:style-name="Standard">import java.nio.file.Files;</text:p>
      <text:p text:style-name="Standard">import java.nio.file.StandardCopyOption;</text:p>
      <text:p text:style-name="Standard"/>
      <text:p text:style-name="Standard">import java.util.ArrayList;</text:p>
      <text:p text:style-name="Standard">import java.util.Collections;</text:p>
      <text:p text:style-name="Standard">import java.util.concurrent.CopyOnWriteArrayList;</text:p>
      <text:p text:style-name="Standard"/>
      <text:p text:style-name="Standard">HttpServer server;</text:p>
      <text:p text:style-name="Standard"/>
      <text:p text:style-name="Standard">ArrayList&lt;PImage&gt; images = new ArrayList&lt;PImage&gt;();</text:p>
      <text:p text:style-name="Standard">ArrayList&lt;String&gt; imagePaths = new ArrayList&lt;String&gt;();</text:p>
      <text:p text:style-name="Standard">CopyOnWriteArrayList&lt;String&gt; pendingPaths = new CopyOnWriteArrayList&lt;String&gt;();</text:p>
      <text:p text:style-name="Standard"/>
      <text:p text:style-name="Standard">String uploadsDir;</text:p>
      <text:p text:style-name="Standard">String localIp = "localhost";</text:p>
      <text:p text:style-name="Standard">int serverPort = 8080;</text:p>
      <text:p text:style-name="Standard"/>
      <text:p text:style-name="Standard">void setup() {</text:p>
      <text:p text:style-name="Standard"><text:s text:c="2"/>size(1100, 800);</text:p>
      <text:p text:style-name="Standard"><text:s text:c="2"/>surface.setTitle("Processing image receiver");</text:p>
      <text:p text:style-name="Standard"/>
      <text:p text:style-name="Standard"><text:s text:c="2"/>uploadsDir = sketchPath("uploads");</text:p>
      <text:p text:style-name="Standard"><text:s text:c="2"/>File dir = new File(uploadsDir);</text:p>
      <text:p text:style-name="Standard"><text:s text:c="2"/>if (!dir.exists()) {</text:p>
      <text:p text:style-name="Standard"><text:s text:c="4"/>dir.mkdirs();</text:p>
      <text:p text:style-name="Standard"><text:s text:c="2"/>}</text:p>
      <text:p text:style-name="Standard"/>
      <text:p text:style-name="Standard"><text:s text:c="2"/>localIp = findLocalIPv4();</text:p>
      <text:p text:style-name="Standard"><text:s text:c="2"/>startHttpServer(serverPort);</text:p>
      <text:p text:style-name="Standard"/>
      <text:p text:style-name="Standard"><text:s text:c="2"/>println("========================================");</text:p>
      <text:p text:style-name="Standard"><text:s text:c="2"/>println("Serveur lancé");</text:p>
      <text:p text:style-name="Standard"><text:s text:c="2"/>println("Local <text:s text:c="4"/>: http://localhost:" + serverPort);</text:p>
      <text:p text:style-name="Standard"><text:s text:c="2"/>println("Téléphone : http://" + localIp + ":" + serverPort);</text:p>
      <text:p text:style-name="Standard"><text:s text:c="2"/>println("Dossier uploads : " + uploadsDir);</text:p>
      <text:p text:style-name="Standard"><text:s text:c="2"/>println("========================================");</text:p>
      <text:p text:style-name="Standard"/>
      <text:p text:style-name="Standard"><text:s text:c="2"/>textFont(createFont("Arial", 16));</text:p>
      <text:p text:style-name="Standard"><text:soft-page-break/>}</text:p>
      <text:p text:style-name="Standard"/>
      <text:p text:style-name="Standard">void draw() {</text:p>
      <text:p text:style-name="Standard"><text:s text:c="2"/>background(18);</text:p>
      <text:p text:style-name="Standard"/>
      <text:p text:style-name="Standard"><text:s text:c="2"/>loadPendingImages();</text:p>
      <text:p text:style-name="Standard"/>
      <text:p text:style-name="Standard"><text:s text:c="2"/>if (images.isEmpty()) {</text:p>
      <text:p text:style-name="Standard"><text:s text:c="4"/>fill(255);</text:p>
      <text:p text:style-name="Standard"><text:s text:c="4"/>textSize(26);</text:p>
      <text:p text:style-name="Standard"><text:s text:c="4"/>text("Aucune image reçue", 40, 50);</text:p>
      <text:p text:style-name="Standard"/>
      <text:p text:style-name="Standard"><text:s text:c="4"/>textSize(18);</text:p>
      <text:p text:style-name="Standard"><text:s text:c="4"/>text("1. Lance ce sketch", 40, 100);</text:p>
      <text:p text:style-name="Standard"><text:s text:c="4"/>text("2. Connecte ton téléphone au même Wi-Fi", 40, 130);</text:p>
      <text:p text:style-name="Standard"><text:s text:c="4"/>text("3. Ouvre cette adresse :", 40, 160);</text:p>
      <text:p text:style-name="Standard"/>
      <text:p text:style-name="Standard"><text:s text:c="4"/>fill(120, 220, 255);</text:p>
      <text:p text:style-name="Standard"><text:s text:c="4"/>text("http://" + localIp + ":" + serverPort, 40, 195);</text:p>
      <text:p text:style-name="Standard"/>
      <text:p text:style-name="Standard"><text:s text:c="4"/>fill(200);</text:p>
      <text:p text:style-name="Standard"><text:s text:c="4"/>text("Les images envoyées apparaîtront ici.", 40, 235);</text:p>
      <text:p text:style-name="Standard"><text:s text:c="4"/>return;</text:p>
      <text:p text:style-name="Standard"><text:s text:c="2"/>}</text:p>
      <text:p text:style-name="Standard"/>
      <text:p text:style-name="Standard"><text:s text:c="2"/>PImage last = images.get(images.size() - 1);</text:p>
      <text:p text:style-name="Standard"/>
      <text:p text:style-name="Standard"><text:s text:c="2"/>drawMainImage(last);</text:p>
      <text:p text:style-name="Standard"><text:s text:c="2"/>drawInfoPanel();</text:p>
      <text:p text:style-name="Standard"><text:s text:c="2"/>drawThumbnails();</text:p>
      <text:p text:style-name="Standard">}</text:p>
      <text:p text:style-name="Standard"/>
      <text:p text:style-name="Standard">void drawMainImage(PImage img) {</text:p>
      <text:p text:style-name="Standard"><text:s text:c="2"/>float topMargin = 60;</text:p>
      <text:p text:style-name="Standard"><text:s text:c="2"/>float bottomMargin = 150;</text:p>
      <text:p text:style-name="Standard"><text:s text:c="2"/>float maxW = width - 40;</text:p>
      <text:p text:style-name="Standard"><text:s text:c="2"/>float maxH = height - topMargin - bottomMargin;</text:p>
      <text:p text:style-name="Standard"/>
      <text:p text:style-name="Standard"><text:s text:c="2"/>float scale = min(maxW / img.width, maxH / img.height);</text:p>
      <text:p text:style-name="Standard"><text:s text:c="2"/>float w = img.width * scale;</text:p>
      <text:p text:style-name="Standard"><text:s text:c="2"/>float h = img.height * scale;</text:p>
      <text:p text:style-name="Standard"/>
      <text:p text:style-name="Standard"><text:s text:c="2"/>float x = (width - w) / 2.0;</text:p>
      <text:p text:style-name="Standard"><text:s text:c="2"/>float y = topMargin + (maxH - h) / 2.0;</text:p>
      <text:p text:style-name="Standard"/>
      <text:p text:style-name="Standard"><text:s text:c="2"/>image(img, x, y, w, h);</text:p>
      <text:p text:style-name="Standard">}</text:p>
      <text:p text:style-name="Standard"/>
      <text:p text:style-name="Standard">void drawInfoPanel() {</text:p>
      <text:p text:style-name="Standard"><text:s text:c="2"/>fill(255);</text:p>
      <text:p text:style-name="Standard"><text:s text:c="2"/>textSize(16);</text:p>
      <text:p text:style-name="Standard"><text:s text:c="2"/>text("Images reçues : " + images.size(), 20, 28);</text:p>
      <text:p text:style-name="Standard"><text:soft-page-break/><text:s text:c="2"/>text("Page téléphone : http://" + localIp + ":" + serverPort, 20, 48);</text:p>
      <text:p text:style-name="Standard">}</text:p>
      <text:p text:style-name="Standard"/>
      <text:p text:style-name="Standard">void drawThumbnails() {</text:p>
      <text:p text:style-name="Standard"><text:s text:c="2"/>int thumbY = height - 120;</text:p>
      <text:p text:style-name="Standard"><text:s text:c="2"/>int thumbH = 90;</text:p>
      <text:p text:style-name="Standard"><text:s text:c="2"/>int gap = 10;</text:p>
      <text:p text:style-name="Standard"><text:s text:c="2"/>int thumbW = 120;</text:p>
      <text:p text:style-name="Standard"/>
      <text:p text:style-name="Standard"><text:s text:c="2"/>int maxThumbs = min(images.size(), 8);</text:p>
      <text:p text:style-name="Standard"><text:s text:c="2"/>int startIndex = images.size() - maxThumbs;</text:p>
      <text:p text:style-name="Standard"/>
      <text:p text:style-name="Standard"><text:s text:c="2"/>for (int i = 0; i &lt; maxThumbs; i++) {</text:p>
      <text:p text:style-name="Standard"><text:s text:c="4"/>PImage img = images.get(startIndex + i);</text:p>
      <text:p text:style-name="Standard"/>
      <text:p text:style-name="Standard"><text:s text:c="4"/>int x = 20 + i * (thumbW + gap);</text:p>
      <text:p text:style-name="Standard"><text:s text:c="4"/>int y = thumbY;</text:p>
      <text:p text:style-name="Standard"/>
      <text:p text:style-name="Standard"><text:s text:c="4"/>fill(40);</text:p>
      <text:p text:style-name="Standard"><text:s text:c="4"/>rect(x, y, thumbW, thumbH);</text:p>
      <text:p text:style-name="Standard"/>
      <text:p text:style-name="Standard"><text:s text:c="4"/>float scale = min((float)thumbW / img.width, (float)thumbH / img.height);</text:p>
      <text:p text:style-name="Standard"><text:s text:c="4"/>float w = img.width * scale;</text:p>
      <text:p text:style-name="Standard"><text:s text:c="4"/>float h = img.height * scale;</text:p>
      <text:p text:style-name="Standard"/>
      <text:p text:style-name="Standard"><text:s text:c="4"/>float ix = x + (thumbW - w) / 2.0;</text:p>
      <text:p text:style-name="Standard"><text:s text:c="4"/>float iy = y + (thumbH - h) / 2.0;</text:p>
      <text:p text:style-name="Standard"/>
      <text:p text:style-name="Standard"><text:s text:c="4"/>image(img, ix, iy, w, h);</text:p>
      <text:p text:style-name="Standard"><text:s text:c="2"/>}</text:p>
      <text:p text:style-name="Standard">}</text:p>
      <text:p text:style-name="Standard"/>
      <text:p text:style-name="Standard">void loadPendingImages() {</text:p>
      <text:p text:style-name="Standard"><text:s text:c="2"/>while (!pendingPaths.isEmpty()) {</text:p>
      <text:p text:style-name="Standard"><text:s text:c="4"/>String path = pendingPaths.remove(0);</text:p>
      <text:p text:style-name="Standard"><text:s text:c="4"/>PImage img = loadImage(path);</text:p>
      <text:p text:style-name="Standard"/>
      <text:p text:style-name="Standard"><text:s text:c="4"/>if (img != null &amp;&amp; img.width &gt; 0 &amp;&amp; img.height &gt; 0) {</text:p>
      <text:p text:style-name="Standard"><text:s text:c="6"/>images.add(img);</text:p>
      <text:p text:style-name="Standard"><text:s text:c="6"/>imagePaths.add(path);</text:p>
      <text:p text:style-name="Standard"><text:s text:c="6"/>println("Image chargée : " + path);</text:p>
      <text:p text:style-name="Standard"><text:s text:c="4"/>} else {</text:p>
      <text:p text:style-name="Standard"><text:s text:c="6"/>println("Échec chargement : " + path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startHttpServer(int port) {</text:p>
      <text:p text:style-name="Standard"><text:s text:c="2"/>try {</text:p>
      <text:p text:style-name="Standard"><text:s text:c="4"/>server = HttpServer.create(new InetSocketAddress(port), 0);</text:p>
      <text:p text:style-name="Standard"/>
      <text:p text:style-name="Standard"><text:s text:c="4"/>server.createContext("/", this::handleIndex);</text:p>
      <text:p text:style-name="Standard"><text:soft-page-break/><text:s text:c="4"/>server.createContext("/upload", this::handleUpload);</text:p>
      <text:p text:style-name="Standard"/>
      <text:p text:style-name="Standard"><text:s text:c="4"/>server.setExecutor(null);</text:p>
      <text:p text:style-name="Standard"><text:s text:c="4"/>server.start();</text:p>
      <text:p text:style-name="Standard"/>
      <text:p text:style-name="Standard"><text:s text:c="2"/>} catch (Exception e) {</text:p>
      <text:p text:style-name="Standard"><text:s text:c="4"/>e.printStackTrace();</text:p>
      <text:p text:style-name="Standard"><text:s text:c="4"/>println("Impossible de lancer le serveur.");</text:p>
      <text:p text:style-name="Standard"><text:s text:c="2"/>}</text:p>
      <text:p text:style-name="Standard">}</text:p>
      <text:p text:style-name="Standard"/>
      <text:p text:style-name="Standard">void handleIndex(HttpExchange exchange) throws IOException {</text:p>
      <text:p text:style-name="Standard"><text:s text:c="2"/>if (!exchange.getRequestMethod().equalsIgnoreCase("GET")) {</text:p>
      <text:p text:style-name="Standard"><text:s text:c="4"/>sendText(exchange, 405, "Méthode non autorisée");</text:p>
      <text:p text:style-name="Standard"><text:s text:c="4"/>return;</text:p>
      <text:p text:style-name="Standard"><text:s text:c="2"/>}</text:p>
      <text:p text:style-name="Standard"/>
      <text:p text:style-name="Standard"><text:s text:c="2"/>String html =</text:p>
      <text:p text:style-name="Standard"><text:s text:c="4"/>"""</text:p>
      <text:p text:style-name="Standard"><text:s text:c="4"/>&lt;!doctype html&gt;</text:p>
      <text:p text:style-name="Standard"><text:s text:c="4"/>&lt;html lang="fr"&gt;</text:p>
      <text:p text:style-name="Standard"><text:s text:c="4"/>&lt;head&gt;</text:p>
      <text:p text:style-name="Standard"><text:s text:c="6"/>&lt;meta charset="utf-8"&gt;</text:p>
      <text:p text:style-name="Standard"><text:s text:c="6"/>&lt;meta name="viewport" content="width=device-width,initial-scale=1"&gt;</text:p>
      <text:p text:style-name="Standard"><text:s text:c="6"/>&lt;title&gt;Envoyer des images&lt;/title&gt;</text:p>
      <text:p text:style-name="Standard"><text:s text:c="6"/>&lt;style&gt;</text:p>
      <text:p text:style-name="Standard"><text:s text:c="8"/>body {</text:p>
      <text:p text:style-name="Standard"><text:s text:c="10"/>font-family: system-ui, sans-serif;</text:p>
      <text:p text:style-name="Standard"><text:s text:c="10"/>background: #111;</text:p>
      <text:p text:style-name="Standard"><text:s text:c="10"/>color: #f4f4f4;</text:p>
      <text:p text:style-name="Standard"><text:s text:c="10"/>margin: 0;</text:p>
      <text:p text:style-name="Standard"><text:s text:c="10"/>padding: 24px;</text:p>
      <text:p text:style-name="Standard"><text:s text:c="8"/>}</text:p>
      <text:p text:style-name="Standard"><text:s text:c="8"/>.wrap {</text:p>
      <text:p text:style-name="Standard"><text:s text:c="10"/>max-width: 560px;</text:p>
      <text:p text:style-name="Standard"><text:s text:c="10"/>margin: 0 auto;</text:p>
      <text:p text:style-name="Standard"><text:s text:c="8"/>}</text:p>
      <text:p text:style-name="Standard"><text:s text:c="8"/>h1 {</text:p>
      <text:p text:style-name="Standard"><text:s text:c="10"/>font-size: 24px;</text:p>
      <text:p text:style-name="Standard"><text:s text:c="10"/>margin-bottom: 12px;</text:p>
      <text:p text:style-name="Standard"><text:s text:c="8"/>}</text:p>
      <text:p text:style-name="Standard"><text:s text:c="8"/>p {</text:p>
      <text:p text:style-name="Standard"><text:s text:c="10"/>color: #cfcfcf;</text:p>
      <text:p text:style-name="Standard"><text:s text:c="10"/>line-height: 1.4;</text:p>
      <text:p text:style-name="Standard"><text:s text:c="8"/>}</text:p>
      <text:p text:style-name="Standard"><text:s text:c="8"/>.card {</text:p>
      <text:p text:style-name="Standard"><text:s text:c="10"/>background: #1c1c1c;</text:p>
      <text:p text:style-name="Standard"><text:s text:c="10"/>border: 1px solid #333;</text:p>
      <text:p text:style-name="Standard"><text:s text:c="10"/>border-radius: 14px;</text:p>
      <text:p text:style-name="Standard"><text:s text:c="10"/>padding: 18px;</text:p>
      <text:p text:style-name="Standard"><text:s text:c="10"/>margin-top: 18px;</text:p>
      <text:p text:style-name="Standard"><text:s text:c="8"/>}</text:p>
      <text:p text:style-name="Standard"><text:soft-page-break/><text:s text:c="8"/>input[type=file] {</text:p>
      <text:p text:style-name="Standard"><text:s text:c="10"/>display: block;</text:p>
      <text:p text:style-name="Standard"><text:s text:c="10"/>width: 100%;</text:p>
      <text:p text:style-name="Standard"><text:s text:c="10"/>margin-bottom: 14px;</text:p>
      <text:p text:style-name="Standard"><text:s text:c="8"/>}</text:p>
      <text:p text:style-name="Standard"><text:s text:c="8"/>button {</text:p>
      <text:p text:style-name="Standard"><text:s text:c="10"/>background: #2d8cff;</text:p>
      <text:p text:style-name="Standard"><text:s text:c="10"/>color: white;</text:p>
      <text:p text:style-name="Standard"><text:s text:c="10"/>border: none;</text:p>
      <text:p text:style-name="Standard"><text:s text:c="10"/>border-radius: 10px;</text:p>
      <text:p text:style-name="Standard"><text:s text:c="10"/>padding: 14px 18px;</text:p>
      <text:p text:style-name="Standard"><text:s text:c="10"/>font-size: 16px;</text:p>
      <text:p text:style-name="Standard"><text:s text:c="10"/>width: 100%;</text:p>
      <text:p text:style-name="Standard"><text:s text:c="8"/>}</text:p>
      <text:p text:style-name="Standard"><text:s text:c="8"/>button:disabled {</text:p>
      <text:p text:style-name="Standard"><text:s text:c="10"/>opacity: 0.6;</text:p>
      <text:p text:style-name="Standard"><text:s text:c="8"/>}</text:p>
      <text:p text:style-name="Standard"><text:s text:c="8"/>#status {</text:p>
      <text:p text:style-name="Standard"><text:s text:c="10"/>margin-top: 16px;</text:p>
      <text:p text:style-name="Standard"><text:s text:c="10"/>white-space: pre-line;</text:p>
      <text:p text:style-name="Standard"><text:s text:c="10"/>color: #9fe89f;</text:p>
      <text:p text:style-name="Standard"><text:s text:c="8"/>}</text:p>
      <text:p text:style-name="Standard"><text:s text:c="8"/>.small {</text:p>
      <text:p text:style-name="Standard"><text:s text:c="10"/>font-size: 14px;</text:p>
      <text:p text:style-name="Standard"><text:s text:c="10"/>color: #aaa;</text:p>
      <text:p text:style-name="Standard"><text:s text:c="10"/>margin-top: 10px;</text:p>
      <text:p text:style-name="Standard"><text:s text:c="8"/>}</text:p>
      <text:p text:style-name="Standard"><text:s text:c="6"/>&lt;/style&gt;</text:p>
      <text:p text:style-name="Standard"><text:s text:c="4"/>&lt;/head&gt;</text:p>
      <text:p text:style-name="Standard"><text:s text:c="4"/>&lt;body&gt;</text:p>
      <text:p text:style-name="Standard"><text:s text:c="6"/>&lt;div class="wrap"&gt;</text:p>
      <text:p text:style-name="Standard"><text:s text:c="8"/>&lt;h1&gt;Envoyer des images vers Processing&lt;/h1&gt;</text:p>
      <text:p text:style-name="Standard"><text:s text:c="8"/>&lt;p&gt;Choisis une ou plusieurs images, puis appuie sur “Téléverser”.&lt;/p&gt;</text:p>
      <text:p text:style-name="Standard"/>
      <text:p text:style-name="Standard"><text:s text:c="8"/>&lt;div class="card"&gt;</text:p>
      <text:p text:style-name="Standard"><text:s text:c="10"/>&lt;input id="files" type="file" accept="image/*" multiple&gt;</text:p>
      <text:p text:style-name="Standard"><text:s text:c="10"/>&lt;button id="send"&gt;Téléverser&lt;/button&gt;</text:p>
      <text:p text:style-name="Standard"><text:s text:c="10"/>&lt;div id="status"&gt;Aucune image envoyée.&lt;/div&gt;</text:p>
      <text:p text:style-name="Standard"><text:s text:c="10"/>&lt;div class="small"&gt;Astuce : tu peux sélectionner plusieurs images d’un coup.&lt;/div&gt;</text:p>
      <text:p text:style-name="Standard"><text:s text:c="8"/>&lt;/div&gt;</text:p>
      <text:p text:style-name="Standard"><text:s text:c="6"/>&lt;/div&gt;</text:p>
      <text:p text:style-name="Standard"/>
      <text:p text:style-name="Standard"><text:s text:c="6"/>&lt;script&gt;</text:p>
      <text:p text:style-name="Standard"><text:s text:c="8"/>const input = document.getElementById('files');</text:p>
      <text:p text:style-name="Standard"><text:s text:c="8"/>const button = document.getElementById('send');</text:p>
      <text:p text:style-name="Standard"><text:s text:c="8"/>const status = document.getElementById('status');</text:p>
      <text:p text:style-name="Standard"/>
      <text:p text:style-name="Standard"><text:s text:c="8"/>button.onclick = async () =&gt; {</text:p>
      <text:p text:style-name="Standard"><text:s text:c="10"/>const files = [...input.files];</text:p>
      <text:p text:style-name="Standard"/>
      <text:p text:style-name="Standard"><text:s text:c="10"/>if (!files.length) {</text:p>
      <text:p text:style-name="Standard"><text:s text:c="12"/>status.textContent = "Choisis au moins une image.";</text:p>
      <text:p text:style-name="Standard"><text:soft-page-break/><text:s text:c="12"/>return;</text:p>
      <text:p text:style-name="Standard"><text:s text:c="10"/>}</text:p>
      <text:p text:style-name="Standard"/>
      <text:p text:style-name="Standard"><text:s text:c="10"/>button.disabled = true;</text:p>
      <text:p text:style-name="Standard"><text:s text:c="10"/>status.textContent = `Envoi de ${files.length} image(s)...`;</text:p>
      <text:p text:style-name="Standard"/>
      <text:p text:style-name="Standard"><text:s text:c="10"/>let ok = 0;</text:p>
      <text:p text:style-name="Standard"><text:s text:c="10"/>let fail = 0;</text:p>
      <text:p text:style-name="Standard"/>
      <text:p text:style-name="Standard"><text:s text:c="10"/>for (const file of files) {</text:p>
      <text:p text:style-name="Standard"><text:s text:c="12"/>try {</text:p>
      <text:p text:style-name="Standard"><text:s text:c="14"/>const safeName = encodeURIComponent(file.name || ("image_" + Date.now() + ".jpg"));</text:p>
      <text:p text:style-name="Standard"/>
      <text:p text:style-name="Standard"><text:s text:c="14"/>const res = await fetch(`/upload?name=${safeName}`, {</text:p>
      <text:p text:style-name="Standard"><text:s text:c="16"/>method: "POST",</text:p>
      <text:p text:style-name="Standard"><text:s text:c="16"/>headers: {</text:p>
      <text:p text:style-name="Standard"><text:s text:c="18"/>"Content-Type": file.type || "application/octet-stream"</text:p>
      <text:p text:style-name="Standard"><text:s text:c="16"/>},</text:p>
      <text:p text:style-name="Standard"><text:s text:c="16"/>body: file</text:p>
      <text:p text:style-name="Standard"><text:s text:c="14"/>});</text:p>
      <text:p text:style-name="Standard"/>
      <text:p text:style-name="Standard"><text:s text:c="14"/>if (res.ok) {</text:p>
      <text:p text:style-name="Standard"><text:s text:c="16"/>ok++;</text:p>
      <text:p text:style-name="Standard"><text:s text:c="14"/>} else {</text:p>
      <text:p text:style-name="Standard"><text:s text:c="16"/>fail++;</text:p>
      <text:p text:style-name="Standard"><text:s text:c="14"/>}</text:p>
      <text:p text:style-name="Standard"><text:s text:c="12"/>} catch (e) {</text:p>
      <text:p text:style-name="Standard"><text:s text:c="14"/>fail++;</text:p>
      <text:p text:style-name="Standard"><text:s text:c="12"/>}</text:p>
      <text:p text:style-name="Standard"><text:s text:c="10"/>}</text:p>
      <text:p text:style-name="Standard"/>
      <text:p text:style-name="Standard"><text:s text:c="10"/>status.textContent =</text:p>
      <text:p text:style-name="Standard"><text:s text:c="12"/>`Terminé.\\nRéussies : ${ok}\\nÉchecs : ${fail}`;</text:p>
      <text:p text:style-name="Standard"/>
      <text:p text:style-name="Standard"><text:s text:c="10"/>input.value = "";</text:p>
      <text:p text:style-name="Standard"><text:s text:c="10"/>button.disabled = false;</text:p>
      <text:p text:style-name="Standard"><text:s text:c="8"/>};</text:p>
      <text:p text:style-name="Standard"><text:s text:c="6"/>&lt;/script&gt;</text:p>
      <text:p text:style-name="Standard"><text:s text:c="4"/>&lt;/body&gt;</text:p>
      <text:p text:style-name="Standard"><text:s text:c="4"/>&lt;/html&gt;</text:p>
      <text:p text:style-name="Standard"><text:s text:c="4"/>""";</text:p>
      <text:p text:style-name="Standard"/>
      <text:p text:style-name="Standard"><text:s text:c="2"/>byte[] response = html.getBytes(StandardCharsets.UTF_8);</text:p>
      <text:p text:style-name="Standard"><text:s text:c="2"/>exchange.getResponseHeaders().set("Content-Type", "text/html; charset=utf-8");</text:p>
      <text:p text:style-name="Standard"><text:s text:c="2"/>exchange.sendResponseHeaders(200, response.length);</text:p>
      <text:p text:style-name="Standard"/>
      <text:p text:style-name="Standard"><text:s text:c="2"/>OutputStream os = exchange.getResponseBody();</text:p>
      <text:p text:style-name="Standard"><text:s text:c="2"/>os.write(response);</text:p>
      <text:p text:style-name="Standard"><text:s text:c="2"/>os.close();</text:p>
      <text:p text:style-name="Standard">}</text:p>
      <text:p text:style-name="Standard"/>
      <text:p text:style-name="Standard">void handleUpload(HttpExchange exchange) throws IOException {</text:p>
      <text:p text:style-name="Standard"><text:soft-page-break/><text:s text:c="2"/>if (!exchange.getRequestMethod().equalsIgnoreCase("POST")) {</text:p>
      <text:p text:style-name="Standard"><text:s text:c="4"/>sendText(exchange, 405, "Méthode non autorisée");</text:p>
      <text:p text:style-name="Standard"><text:s text:c="4"/>return;</text:p>
      <text:p text:style-name="Standard"><text:s text:c="2"/>}</text:p>
      <text:p text:style-name="Standard"/>
      <text:p text:style-name="Standard"><text:s text:c="2"/>String contentType = exchange.getRequestHeaders().getFirst("Content-Type");</text:p>
      <text:p text:style-name="Standard"><text:s text:c="2"/>if (contentType == null || !contentType.startsWith("image/")) {</text:p>
      <text:p text:style-name="Standard"><text:s text:c="4"/>sendText(exchange, 400, "Le fichier doit être une image");</text:p>
      <text:p text:style-name="Standard"><text:s text:c="4"/>return;</text:p>
      <text:p text:style-name="Standard"><text:s text:c="2"/>}</text:p>
      <text:p text:style-name="Standard"/>
      <text:p text:style-name="Standard"><text:s text:c="2"/>String fileName = extractFileName(exchange.getRequestURI().getQuery(), contentType);</text:p>
      <text:p text:style-name="Standard"><text:s text:c="2"/>File outFile = makeUniqueFile(new File(uploadsDir), fileName);</text:p>
      <text:p text:style-name="Standard"/>
      <text:p text:style-name="Standard"><text:s text:c="2"/>try (InputStream in = exchange.getRequestBody()) {</text:p>
      <text:p text:style-name="Standard"><text:s text:c="4"/>Files.copy(in, outFile.toPath(), StandardCopyOption.REPLACE_EXISTING);</text:p>
      <text:p text:style-name="Standard"><text:s text:c="2"/>} catch (Exception e) {</text:p>
      <text:p text:style-name="Standard"><text:s text:c="4"/>e.printStackTrace();</text:p>
      <text:p text:style-name="Standard"><text:s text:c="4"/>sendText(exchange, 500, "Erreur pendant l'enregistrement");</text:p>
      <text:p text:style-name="Standard"><text:s text:c="4"/>return;</text:p>
      <text:p text:style-name="Standard"><text:s text:c="2"/>}</text:p>
      <text:p text:style-name="Standard"/>
      <text:p text:style-name="Standard"><text:s text:c="2"/>pendingPaths.add(outFile.getAbsolutePath());</text:p>
      <text:p text:style-name="Standard"><text:s text:c="2"/>sendText(exchange, 200, "Image reçue : " + outFile.getName());</text:p>
      <text:p text:style-name="Standard">}</text:p>
      <text:p text:style-name="Standard"/>
      <text:p text:style-name="Standard">String extractFileName(String query, String contentType) {</text:p>
      <text:p text:style-name="Standard"><text:s text:c="2"/>String defaultExt = extensionFromContentType(contentType);</text:p>
      <text:p text:style-name="Standard"><text:s text:c="2"/>String fallback = "image_" + System.currentTimeMillis() + defaultExt;</text:p>
      <text:p text:style-name="Standard"/>
      <text:p text:style-name="Standard"><text:s text:c="2"/>if (query == null || !query.startsWith("name=")) {</text:p>
      <text:p text:style-name="Standard"><text:s text:c="4"/>return fallback;</text:p>
      <text:p text:style-name="Standard"><text:s text:c="2"/>}</text:p>
      <text:p text:style-name="Standard"/>
      <text:p text:style-name="Standard"><text:s text:c="2"/>try {</text:p>
      <text:p text:style-name="Standard"><text:s text:c="4"/>String raw = query.substring(5);</text:p>
      <text:p text:style-name="Standard"><text:s text:c="4"/>String decoded = URLDecoder.decode(raw, StandardCharsets.UTF_8.name());</text:p>
      <text:p text:style-name="Standard"><text:s text:c="4"/>decoded = decoded.replaceAll("[^a-zA-Z0-9._-]", "_");</text:p>
      <text:p text:style-name="Standard"/>
      <text:p text:style-name="Standard"><text:s text:c="4"/>if (decoded.trim().length() == 0) {</text:p>
      <text:p text:style-name="Standard"><text:s text:c="6"/>return fallback;</text:p>
      <text:p text:style-name="Standard"><text:s text:c="4"/>}</text:p>
      <text:p text:style-name="Standard"/>
      <text:p text:style-name="Standard"><text:s text:c="4"/>if (!decoded.contains(".")) {</text:p>
      <text:p text:style-name="Standard"><text:s text:c="6"/>decoded += defaultExt;</text:p>
      <text:p text:style-name="Standard"><text:s text:c="4"/>}</text:p>
      <text:p text:style-name="Standard"/>
      <text:p text:style-name="Standard"><text:s text:c="4"/>return decoded;</text:p>
      <text:p text:style-name="Standard"><text:s text:c="2"/>} catch (Exception e) {</text:p>
      <text:p text:style-name="Standard"><text:s text:c="4"/>return fallback;</text:p>
      <text:p text:style-name="Standard"><text:s text:c="2"/>}</text:p>
      <text:p text:style-name="Standard">}</text:p>
      <text:p text:style-name="Standard"><text:soft-page-break/></text:p>
      <text:p text:style-name="Standard">String extensionFromContentType(String contentType) {</text:p>
      <text:p text:style-name="Standard"><text:s text:c="2"/>if (contentType == null) return ".jpg";</text:p>
      <text:p text:style-name="Standard"><text:s text:c="2"/>if (contentType.equals("image/png")) return ".png";</text:p>
      <text:p text:style-name="Standard"><text:s text:c="2"/>if (contentType.equals("image/gif")) return ".gif";</text:p>
      <text:p text:style-name="Standard"><text:s text:c="2"/>if (contentType.equals("image/webp")) return ".webp";</text:p>
      <text:p text:style-name="Standard"><text:s text:c="2"/>if (contentType.equals("image/jpeg")) return ".jpg";</text:p>
      <text:p text:style-name="Standard"><text:s text:c="2"/>return ".jpg";</text:p>
      <text:p text:style-name="Standard">}</text:p>
      <text:p text:style-name="Standard"/>
      <text:p text:style-name="Standard">File makeUniqueFile(File dir, String name) {</text:p>
      <text:p text:style-name="Standard"><text:s text:c="2"/>File f = new File(dir, name);</text:p>
      <text:p text:style-name="Standard"/>
      <text:p text:style-name="Standard"><text:s text:c="2"/>if (!f.exists()) {</text:p>
      <text:p text:style-name="Standard"><text:s text:c="4"/>return f;</text:p>
      <text:p text:style-name="Standard"><text:s text:c="2"/>}</text:p>
      <text:p text:style-name="Standard"/>
      <text:p text:style-name="Standard"><text:s text:c="2"/>int dot = name.lastIndexOf('.');</text:p>
      <text:p text:style-name="Standard"><text:s text:c="2"/>String base = (dot &gt;= 0) ? name.substring(0, dot) : name;</text:p>
      <text:p text:style-name="Standard"><text:s text:c="2"/>String ext = (dot &gt;= 0) ? name.substring(dot) : "";</text:p>
      <text:p text:style-name="Standard"/>
      <text:p text:style-name="Standard"><text:s text:c="2"/>return new File(dir, base + "_" + System.currentTimeMillis() + ext);</text:p>
      <text:p text:style-name="Standard">}</text:p>
      <text:p text:style-name="Standard"/>
      <text:p text:style-name="Standard">void sendText(HttpExchange exchange, int code, String msg) throws IOException {</text:p>
      <text:p text:style-name="Standard"><text:s text:c="2"/>byte[] bytes = msg.getBytes(StandardCharsets.UTF_8);</text:p>
      <text:p text:style-name="Standard"><text:s text:c="2"/>exchange.getResponseHeaders().set("Content-Type", "text/plain; charset=utf-8");</text:p>
      <text:p text:style-name="Standard"><text:s text:c="2"/>exchange.sendResponseHeaders(code, bytes.length);</text:p>
      <text:p text:style-name="Standard"/>
      <text:p text:style-name="Standard"><text:s text:c="2"/>OutputStream os = exchange.getResponseBody();</text:p>
      <text:p text:style-name="Standard"><text:s text:c="2"/>os.write(bytes);</text:p>
      <text:p text:style-name="Standard"><text:s text:c="2"/>os.close();</text:p>
      <text:p text:style-name="Standard">}</text:p>
      <text:p text:style-name="Standard"/>
      <text:p text:style-name="Standard">String findLocalIPv4() {</text:p>
      <text:p text:style-name="Standard"><text:s text:c="2"/>try {</text:p>
      <text:p text:style-name="Standard"><text:s text:c="4"/>ArrayList&lt;NetworkInterface&gt; nets = Collections.list(NetworkInterface.getNetworkInterfaces());</text:p>
      <text:p text:style-name="Standard"/>
      <text:p text:style-name="Standard"><text:s text:c="4"/>for (NetworkInterface net : nets) {</text:p>
      <text:p text:style-name="Standard"><text:s text:c="6"/>if (!net.isUp() || net.isLoopback() || net.isVirtual()) continue;</text:p>
      <text:p text:style-name="Standard"/>
      <text:p text:style-name="Standard"><text:s text:c="6"/>ArrayList&lt;InetAddress&gt; addrs = Collections.list(net.getInetAddresses());</text:p>
      <text:p text:style-name="Standard"><text:s text:c="6"/>for (InetAddress addr : addrs) {</text:p>
      <text:p text:style-name="Standard"><text:s text:c="8"/>String ip = addr.getHostAddress();</text:p>
      <text:p text:style-name="Standard"><text:s text:c="8"/>if (ip.indexOf(':') == -1 &amp;&amp; !addr.isLoopbackAddress()) {</text:p>
      <text:p text:style-name="Standard"><text:s text:c="10"/>return ip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 catch (Exception e) {</text:p>
      <text:p text:style-name="Standard"><text:s text:c="4"/>e.printStackTrace();</text:p>
      <text:p text:style-name="Standard"><text:s text:c="2"/>}</text:p>
      <text:p text:style-name="Standard"><text:soft-page-break/></text:p>
      <text:p text:style-name="Standard"><text:s text:c="2"/>return "localhost";</text:p>
      <text:p text:style-name="Standard">}</text:p>
      <text:p text:style-name="Standard"/>
      <text:p text:style-name="Standard">void exit() {</text:p>
      <text:p text:style-name="Standard"><text:s text:c="2"/>if (server != null) {</text:p>
      <text:p text:style-name="Standard"><text:s text:c="4"/>server.stop(0);</text:p>
      <text:p text:style-name="Standard"><text:s text:c="2"/>}</text:p>
      <text:p text:style-name="Standard"><text:s text:c="2"/>super.exit(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3:30:35.099866000</meta:creation-date>
    <dc:date>2026-03-19T13:31:51.779645900</dc:date>
    <meta:editing-duration>PT1M18S</meta:editing-duration>
    <meta:editing-cycles>1</meta:editing-cycles>
    <meta:document-statistic meta:table-count="0" meta:image-count="0" meta:object-count="0" meta:page-count="9" meta:paragraph-count="349" meta:word-count="1115" meta:character-count="10693" meta:non-whitespace-character-count="8277"/>
    <meta:generator>LibreOffice/25.2.5.1$Windows_X86_64 LibreOffice_project/484541f705153d4ff78284873b0153c3e5a280db</meta:generator>
  </office:meta>
</office:document-meta>
</file>